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2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3125in"/>
    </style:style>
    <style:style style:name="Table2.C" style:family="table-column">
      <style:table-column-properties style:column-width="2.75in"/>
    </style:style>
    <style:style style:name="Table2.D" style:family="table-column">
      <style:table-column-properties style:column-width="2.1771in"/>
    </style:style>
    <style:style style:name="Table2.1" style:family="table-row">
      <style:table-row-properties fo:background-color="#666666">
        <style:background-image/>
      </style:table-row-properties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15bc2" officeooo:paragraph-rsid="00115bc2"/>
    </style:style>
    <style:style style:name="P2" style:family="paragraph" style:parent-style-name="Text_20_body">
      <style:text-properties officeooo:rsid="0011a212" officeooo:paragraph-rsid="0011a212"/>
    </style:style>
    <style:style style:name="P3" style:family="paragraph" style:parent-style-name="Text_20_body">
      <style:text-properties style:font-name="Liberation Serif" officeooo:rsid="0011a212" officeooo:paragraph-rsid="0011a212"/>
    </style:style>
    <style:style style:name="P4" style:family="paragraph" style:parent-style-name="Text_20_body">
      <style:text-properties officeooo:rsid="0011a212" officeooo:paragraph-rsid="0011a212"/>
    </style:style>
    <style:style style:name="P5" style:family="paragraph" style:parent-style-name="Text_20_body">
      <style:text-properties officeooo:rsid="0015942f" officeooo:paragraph-rsid="0015942f"/>
    </style:style>
    <style:style style:name="P6" style:family="paragraph" style:parent-style-name="Text_20_body">
      <style:text-properties officeooo:rsid="001672a5" officeooo:paragraph-rsid="001672a5"/>
    </style:style>
    <style:style style:name="P7" style:family="paragraph" style:parent-style-name="Heading_20_1">
      <style:text-properties officeooo:rsid="00115bc2" officeooo:paragraph-rsid="00115bc2"/>
    </style:style>
    <style:style style:name="P8" style:family="paragraph" style:parent-style-name="Heading_20_3">
      <style:text-properties officeooo:rsid="00115bc2" officeooo:paragraph-rsid="00115bc2"/>
    </style:style>
    <style:style style:name="P9" style:family="paragraph" style:parent-style-name="Heading_20_3">
      <style:text-properties officeooo:rsid="0011a212" officeooo:paragraph-rsid="0011a212"/>
    </style:style>
    <style:style style:name="P10" style:family="paragraph" style:parent-style-name="Heading_20_3">
      <style:text-properties officeooo:rsid="0015942f" officeooo:paragraph-rsid="0015942f"/>
    </style:style>
    <style:style style:name="P11" style:family="paragraph" style:parent-style-name="Heading_20_3">
      <style:text-properties officeooo:rsid="001672a5" officeooo:paragraph-rsid="001672a5"/>
    </style:style>
    <style:style style:name="P12" style:family="paragraph" style:parent-style-name="Table_20_Contents">
      <style:text-properties style:font-name="monospace1" fo:font-size="10.5pt" style:font-size-asian="10.5pt" style:font-size-complex="10.5pt"/>
    </style:style>
    <style:style style:name="P13" style:family="paragraph" style:parent-style-name="Table_20_Contents">
      <style:text-properties style:font-name="monospace1" fo:font-size="10.5pt" officeooo:paragraph-rsid="0015942f" style:font-size-asian="10.5pt" style:font-size-complex="10.5pt"/>
    </style:style>
    <style:style style:name="P14" style:family="paragraph" style:parent-style-name="Table_20_Contents">
      <style:text-properties style:font-name="monospace1" fo:font-size="10.5pt" officeooo:paragraph-rsid="00165e20" style:font-size-asian="10.5pt" style:font-size-complex="10.5pt"/>
    </style:style>
    <style:style style:name="P15" style:family="paragraph" style:parent-style-name="Table_20_Contents">
      <style:text-properties fo:font-size="10.5pt" officeooo:rsid="0015942f" officeooo:paragraph-rsid="0015942f" style:font-size-asian="10.5pt" style:font-size-complex="10.5pt"/>
    </style:style>
    <style:style style:name="P16" style:family="paragraph" style:parent-style-name="Table_20_Contents">
      <style:text-properties fo:font-size="10.5pt" officeooo:rsid="00165e20" officeooo:paragraph-rsid="00165e20" style:font-size-asian="10.5pt" style:font-size-complex="10.5pt"/>
    </style:style>
    <style:style style:name="P17" style:family="paragraph" style:parent-style-name="Table_20_Contents">
      <style:text-properties officeooo:rsid="00165e20" officeooo:paragraph-rsid="00165e20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3291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3291e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officeooo:rsid="00165e20" fo:background-color="#ffffff" loext:char-shading-value="0"/>
    </style:style>
    <style:style style:name="T7" style:family="text">
      <style:text-properties fo:color="#000000" officeooo:rsid="001672a5" fo:background-color="#ffffff" loext:char-shading-value="0"/>
    </style:style>
    <style:style style:name="T8" style:family="text">
      <style:text-properties fo:color="#000000" style:text-position="super 58%" officeooo:rsid="00165e20" fo:background-color="#ffffff" loext:char-shading-value="0"/>
    </style:style>
    <style:style style:name="T9" style:family="text">
      <style:text-properties fo:color="#000000" style:text-position="0% 100%" officeooo:rsid="00165e20" fo:background-color="#ffffff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Zadanie 3.</text:h>
      <text:h text:style-name="P8" text:outline-level="3">3.1 Opis problemu:</text:h>
      <text:p text:style-name="P2">Rozwiązywanie układu równań podanego w formie macierzowej: <draw:frame draw:style-name="fr1" draw:name="Object1" text:anchor-type="as-char" svg:y="-0.1484in" svg:width="0.5071in" svg:height="0.1839in" draw:z-index="0"><draw:object xlink:href="./Object 1" xlink:type="simple" xlink:show="embed" xlink:actuate="onLoad"/><draw:image xlink:href="./ObjectReplacements/Object 1" xlink:type="simple" xlink:show="embed" xlink:actuate="onLoad"/></draw:frame>, gdzie <text:span text:style-name="T1">A</text:span><text:span text:style-name="T3"> – to macierz współczynników, </text:span><text:span text:style-name="T1">b</text:span><text:span text:style-name="T3"> - <text:s/>wektor prawych stron.</text:span></text:p>
      <text:p text:style-name="P3">1) Wygenerować A jako macierz hilberta odpowiedniego stopnia,</text:p>
      <text:p text:style-name="P3">2) Wygenerować A jako macierz losową z zadanym wskaźnikiem uwarunkowania.</text:p>
      <text:p text:style-name="P2"><text:span text:style-name="T3">Wektor </text:span><text:span text:style-name="T1">b</text:span><text:span text:style-name="T3"> zadany jest w następujący sposób </text:span><text:span text:style-name="T3"><draw:frame draw:style-name="fr1" draw:name="Object2" text:anchor-type="as-char" svg:y="-0.1484in" svg:width="0.5071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gdzie </text:span><text:span text:style-name="T3"><draw:frame draw:style-name="fr1" draw:name="Object3" text:anchor-type="as-char" svg:y="-0.172in" svg:width="0.8161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Rozwiązać układ równań na dwa sposoby.</text:p>
      <text:h text:style-name="P9" text:outline-level="3">3.2 Rozwiązanie:</text:h>
      <text:p text:style-name="P2">1. Wygeneruj zadaną macierz A.</text:p>
      <text:p text:style-name="P2">2. Oblicz macierz b.</text:p>
      <text:p text:style-name="P2">3. Obliczenie wektora x dla zadanych macierzy.</text:p>
      <text:p text:style-name="P5">4. Obliczanie błędów względnych.</text:p>
      <text:p text:style-name="P2">Podczas generowania macierzy korzystamy z udostępnionych przez wykładowcę funkcji <text:span text:style-name="T1">hilb()</text:span><text:span text:style-name="T3"> oraz </text:span><text:span text:style-name="T1"><text:s/>matcond().</text:span><text:span text:style-name="T3"> </text:span><text:span text:style-name="T4">Obie znajdują się w pliku źródłowym </text:span><text:span text:style-name="T2">zad3.jl</text:span><text:span text:style-name="T4">.</text:span></text:p>
      <text:h text:style-name="P10" text:outline-level="3">3.3 Wyniki:</text:h>
      <text:p text:style-name="P5">Dla macierzy Hilbert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15">Rozmiar</text:p>
          </table:table-cell>
          <table:table-cell table:style-name="Table1.A1" office:value-type="string">
            <text:p text:style-name="P15">Stopień</text:p>
          </table:table-cell>
          <table:table-cell table:style-name="Table1.A1" office:value-type="string">
            <text:p text:style-name="P15">Uwaruknowanie</text:p>
          </table:table-cell>
          <table:table-cell table:style-name="Table1.A1" office:value-type="string">
            <text:p text:style-name="P15">Błąd matody Gaussa</text:p>
          </table:table-cell>
          <table:table-cell table:style-name="Table1.E1" office:value-type="string">
            <text:p text:style-name="P15">Błąd metody inwersji</text:p>
          </table:table-cell>
        </table:table-row>
        <table:table-row>
          <table:table-cell table:style-name="Table1.A10" office:value-type="string">
            <text:p text:style-name="P15">1</text:p>
          </table:table-cell>
          <table:table-cell table:style-name="Table1.B10" office:value-type="string">
            <text:p text:style-name="P15">1</text:p>
          </table:table-cell>
          <table:table-cell table:style-name="Table1.C2" office:value-type="string">
            <text:p text:style-name="P15">1</text:p>
          </table:table-cell>
          <table:table-cell table:style-name="Table1.D10" office:value-type="string">
            <text:p text:style-name="P12"><text:span text:style-name="T5">0.0     </text:span></text:p>
          </table:table-cell>
          <table:table-cell table:style-name="Table1.E2" office:value-type="string">
            <text:p text:style-name="P13"><text:span text:style-name="T5">0.0</text:span></text:p>
          </table:table-cell>
        </table:table-row>
        <table:table-row>
          <table:table-cell table:style-name="Table1.A10" office:value-type="string">
            <text:p text:style-name="P15">2</text:p>
          </table:table-cell>
          <table:table-cell table:style-name="Table1.B10" office:value-type="string">
            <text:p text:style-name="P15">2</text:p>
          </table:table-cell>
          <table:table-cell table:style-name="Table1.C3" office:value-type="string">
            <text:p text:style-name="P12"><text:span text:style-name="T5">19.28147006790397</text:span></text:p>
          </table:table-cell>
          <table:table-cell table:style-name="Table1.D10" office:value-type="string">
            <text:p text:style-name="P12"><text:span text:style-name="T5">1.570092458683775e-16</text:span><text:line-break/></text:p>
          </table:table-cell>
          <table:table-cell table:style-name="Table1.E3" office:value-type="string">
            <text:p text:style-name="P12"><text:span text:style-name="T5">4.710277376051325e-16</text:span><text:line-break/></text:p>
          </table:table-cell>
        </table:table-row>
        <table:table-row>
          <table:table-cell table:style-name="Table1.A10" office:value-type="string">
            <text:p text:style-name="P15">3</text:p>
          </table:table-cell>
          <table:table-cell table:style-name="Table1.B10" office:value-type="string">
            <text:p text:style-name="P15">3</text:p>
          </table:table-cell>
          <table:table-cell table:style-name="Table1.C4" office:value-type="string">
            <text:p text:style-name="P12"><text:span text:style-name="T5">524.0567775860644</text:span><text:line-break/></text:p>
          </table:table-cell>
          <table:table-cell table:style-name="Table1.D10" office:value-type="string">
            <text:p text:style-name="P12"><text:span text:style-name="T5">6.409875621278547e-16</text:span><text:line-break/></text:p>
          </table:table-cell>
          <table:table-cell table:style-name="Table1.E4" office:value-type="string">
            <text:p text:style-name="P12"><text:span text:style-name="T5">0.0</text:span><text:line-break/></text:p>
          </table:table-cell>
        </table:table-row>
        <table:table-row>
          <table:table-cell table:style-name="Table1.A10" office:value-type="string">
            <text:p text:style-name="P15">4</text:p>
          </table:table-cell>
          <table:table-cell table:style-name="Table1.B10" office:value-type="string">
            <text:p text:style-name="P15">4</text:p>
          </table:table-cell>
          <table:table-cell table:style-name="Table1.C5" office:value-type="string">
            <text:p text:style-name="P12"><text:span text:style-name="T5">15513.738738928138</text:span><text:line-break/></text:p>
          </table:table-cell>
          <table:table-cell table:style-name="Table1.D10" office:value-type="string">
            <text:p text:style-name="P12"><text:span text:style-name="T5">4.218847493575595e-15</text:span><text:line-break/></text:p>
          </table:table-cell>
          <table:table-cell table:style-name="Table1.E5" office:value-type="string">
            <text:p text:style-name="P12"><text:span text:style-name="T5">4.618527782440651e-14</text:span><text:line-break/></text:p>
          </table:table-cell>
        </table:table-row>
        <table:table-row>
          <table:table-cell table:style-name="Table1.A10" office:value-type="string">
            <text:p text:style-name="P15">5</text:p>
          </table:table-cell>
          <table:table-cell table:style-name="Table1.B10" office:value-type="string">
            <text:p text:style-name="P15">5</text:p>
          </table:table-cell>
          <table:table-cell table:style-name="Table1.C6" office:value-type="string">
            <text:p text:style-name="P12"><text:span text:style-name="T5">476607.25024172297</text:span><text:line-break/></text:p>
          </table:table-cell>
          <table:table-cell table:style-name="Table1.D10" office:value-type="string">
            <text:p text:style-name="P12"><text:span text:style-name="T5">3.574849180676073e-15</text:span><text:line-break/></text:p>
          </table:table-cell>
          <table:table-cell table:style-name="Table1.E6" office:value-type="string">
            <text:p text:style-name="P12"><text:span text:style-name="T5">4.001646452302344e-12</text:span><text:line-break/></text:p>
          </table:table-cell>
        </table:table-row>
        <table:table-row>
          <table:table-cell table:style-name="Table1.A7" table:number-columns-spanned="5" office:value-type="string">
            <text:p text:style-name="P15">.</text:p>
            <text:p text:style-name="P15">.</text:p>
            <text:p text:style-name="P15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5">10</text:p>
          </table:table-cell>
          <table:table-cell table:style-name="Table1.B10" office:value-type="string">
            <text:p text:style-name="P15">10</text:p>
          </table:table-cell>
          <table:table-cell table:style-name="Table1.C8" office:value-type="string">
            <text:p text:style-name="P12"><text:span text:style-name="T5">1.602528535225018e13</text:span><text:line-break/></text:p>
          </table:table-cell>
          <table:table-cell table:style-name="Table1.D10" office:value-type="string">
            <text:p text:style-name="P12"><text:span text:style-name="T5">1.3811064294126044e-8</text:span><text:line-break/></text:p>
          </table:table-cell>
          <table:table-cell table:style-name="Table1.E8" office:value-type="string">
            <text:p text:style-name="P12"><text:span text:style-name="T5">6.937113494935423e-5</text:span><text:line-break/></text:p>
          </table:table-cell>
        </table:table-row>
        <text:soft-page-break/>
        <table:table-row>
          <table:table-cell table:style-name="Table1.A9" table:number-columns-spanned="5" office:value-type="string">
            <text:p text:style-name="P15">.</text:p>
            <text:p text:style-name="P15">.</text:p>
            <text:p text:style-name="P15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5">15</text:p>
          </table:table-cell>
          <table:table-cell table:style-name="Table1.B10" office:value-type="string">
            <text:p text:style-name="P15">12</text:p>
          </table:table-cell>
          <table:table-cell table:style-name="Table1.C10" office:value-type="string">
            <text:p text:style-name="P12"><text:span text:style-name="T5">1.1054293255916022e18</text:span><text:line-break/></text:p>
          </table:table-cell>
          <table:table-cell table:style-name="Table1.D10" office:value-type="string">
            <text:p text:style-name="P12"><text:span text:style-name="T5">2.1020788594263076</text:span><text:line-break/></text:p>
          </table:table-cell>
          <table:table-cell table:style-name="Table1.E10" office:value-type="string">
            <text:p text:style-name="P12"><text:span text:style-name="T5">3.7446980654345543</text:span><text:line-break/></text:p>
          </table:table-cell>
        </table:table-row>
        <table:table-row>
          <table:table-cell table:style-name="Table1.A11" table:number-columns-spanned="5" office:value-type="string">
            <text:p text:style-name="P15">.</text:p>
            <text:p text:style-name="P15">.</text:p>
            <text:p text:style-name="P15"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office:value-type="string">
            <text:p text:style-name="P15">20</text:p>
          </table:table-cell>
          <table:table-cell table:style-name="Table1.B12" office:value-type="string">
            <text:p text:style-name="P15">13</text:p>
          </table:table-cell>
          <table:table-cell table:style-name="Table1.C12" office:value-type="string">
            <text:p text:style-name="P12"><text:span text:style-name="T5">5.7627595781335616e17</text:span><text:line-break/></text:p>
          </table:table-cell>
          <table:table-cell table:style-name="Table1.D12" office:value-type="string">
            <text:p text:style-name="P12"><text:span text:style-name="T5">6.839704396990693</text:span><text:line-break/></text:p>
          </table:table-cell>
          <table:table-cell table:style-name="Table1.E12" office:value-type="string">
            <text:p text:style-name="P12"><text:span text:style-name="T5">27.74354008437625</text:span><text:line-break/></text:p>
          </table:table-cell>
        </table:table-row>
      </table:table>
      <text:p text:style-name="P2"><text:span text:style-name="T4"/></text:p>
      <text:p text:style-name="P5"><text:span text:style-name="T4">D</text:span><text:span text:style-name="T3">la macierzy losowej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7">Rozmiar</text:p>
          </table:table-cell>
          <table:table-cell table:style-name="Table2.A1" office:value-type="string">
            <text:p text:style-name="P17">Uwarunkowanie</text:p>
          </table:table-cell>
          <table:table-cell table:style-name="Table2.A1" office:value-type="string">
            <text:p text:style-name="P17">Błąd metody Gaussa</text:p>
          </table:table-cell>
          <table:table-cell table:style-name="Table2.D1" office:value-type="string">
            <text:p text:style-name="P17">Błąd metody inwersji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4"><text:span text:style-name="T5">1.0</text:span></text:p>
          </table:table-cell>
          <table:table-cell table:style-name="Table2.A2" office:value-type="string">
            <text:p text:style-name="P12"><text:span text:style-name="T5">0.0</text:span></text:p>
          </table:table-cell>
          <table:table-cell table:style-name="Table2.D2" office:value-type="string">
            <text:p text:style-name="P12"><text:span text:style-name="T5">0.0</text:span>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4"><text:span text:style-name="T5">10.0</text:span></text:p>
          </table:table-cell>
          <table:table-cell table:style-name="Table2.A2" office:value-type="string">
            <text:p text:style-name="P12"><text:span text:style-name="T5">1.9860273225978183e-16</text:span></text:p>
          </table:table-cell>
          <table:table-cell table:style-name="Table2.D2" office:value-type="string">
            <text:p text:style-name="P12"><text:span text:style-name="T5">3.9720546451956367e-16</text:span>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2"><text:span text:style-name="T5">1000.0</text:span></text:p>
          </table:table-cell>
          <table:table-cell table:style-name="Table2.A2" office:value-type="string">
            <text:p text:style-name="P12"><text:span text:style-name="T5">2.7804382516369457e-15</text:span></text:p>
          </table:table-cell>
          <table:table-cell table:style-name="Table2.D2" office:value-type="string">
            <text:p text:style-name="P12"><text:span text:style-name="T5">2.5818355193771637e-15</text:span>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2"><text:span text:style-name="T5">3.2001295175029616e-10</text:span></text:p>
          </table:table-cell>
          <table:table-cell table:style-name="Table2.D2" office:value-type="string">
            <text:p text:style-name="P12"><text:span text:style-name="T5">3.376043873629386e-10</text:span>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2"><text:span text:style-name="T5">6.80338217338417e-6</text:span></text:p>
          </table:table-cell>
          <table:table-cell table:style-name="Table2.D2" office:value-type="string">
            <text:p text:style-name="P12"><text:span text:style-name="T5">2.4366343240237922e-5</text:span>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2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2"><text:span text:style-name="T5">0.22396703051016958</text:span></text:p>
          </table:table-cell>
          <table:table-cell table:style-name="Table2.D2" office:value-type="string">
            <text:p text:style-name="P12"><text:span text:style-name="T5">0.25136644063599517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4"><text:span text:style-name="T5">1.0</text:span></text:p>
          </table:table-cell>
          <table:table-cell table:style-name="Table2.A2" office:value-type="string">
            <text:p text:style-name="P12"><text:span text:style-name="T5">0.</text:span><text:span text:style-name="T7">0</text:span></text:p>
          </table:table-cell>
          <table:table-cell table:style-name="Table2.D2" office:value-type="string">
            <text:p text:style-name="P12"><text:span text:style-name="T5">1.4043333874306804e-16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4"><text:span text:style-name="T5">10.0</text:span></text:p>
          </table:table-cell>
          <table:table-cell table:style-name="Table2.A2" office:value-type="string">
            <text:p text:style-name="P12"><text:span text:style-name="T5">1.4043333874306804e-16</text:span></text:p>
          </table:table-cell>
          <table:table-cell table:style-name="Table2.D2" office:value-type="string">
            <text:p text:style-name="P12"><text:span text:style-name="T5">1.4043333874306804e-16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2"><text:span text:style-name="T5">1000.0</text:span></text:p>
          </table:table-cell>
          <table:table-cell table:style-name="Table2.A2" office:value-type="string">
            <text:p text:style-name="P12"><text:span text:style-name="T5">2.134586748894634e-14</text:span></text:p>
          </table:table-cell>
          <table:table-cell table:style-name="Table2.D2" office:value-type="string">
            <text:p text:style-name="P12"><text:span text:style-name="T5">2.1486300827689408e-14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2"><text:span text:style-name="T5">2.037961590172466e-10</text:span></text:p>
          </table:table-cell>
          <table:table-cell table:style-name="Table2.D2" office:value-type="string">
            <text:p text:style-name="P12"><text:span text:style-name="T5">1.4370009906890928e-10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2"><text:span text:style-name="T5">3.6356677944590476e-5</text:span></text:p>
          </table:table-cell>
          <table:table-cell table:style-name="Table2.D2" office:value-type="string">
            <text:p text:style-name="P12"><text:span text:style-name="T5">3.449918297602533e-5</text:span>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2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2"><text:span text:style-name="T5">0.2856062754591731</text:span></text:p>
          </table:table-cell>
          <table:table-cell table:style-name="Table2.D2" office:value-type="string">
            <text:p text:style-name="P12"><text:span text:style-name="T5">0.38983474737106777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4"><text:span text:style-name="T5">1.0</text:span></text:p>
          </table:table-cell>
          <table:table-cell table:style-name="Table2.A2" office:value-type="string">
            <text:p text:style-name="P12"><text:span text:style-name="T5">0.0</text:span></text:p>
          </table:table-cell>
          <table:table-cell table:style-name="Table2.D2" office:value-type="string">
            <text:p text:style-name="P12"><text:span text:style-name="T5">0.0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4"><text:span text:style-name="T5">10.0</text:span></text:p>
          </table:table-cell>
          <table:table-cell table:style-name="Table2.A2" office:value-type="string">
            <text:p text:style-name="P12"><text:span text:style-name="T5">1.9860273225978183e-16</text:span></text:p>
          </table:table-cell>
          <table:table-cell table:style-name="Table2.D2" office:value-type="string">
            <text:p text:style-name="P12"><text:span text:style-name="T5">0.0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2"><text:span text:style-name="T5">1000.0</text:span></text:p>
          </table:table-cell>
          <table:table-cell table:style-name="Table2.A2" office:value-type="string">
            <text:p text:style-name="P12"><text:span text:style-name="T5">4.567862841974982e-15</text:span></text:p>
          </table:table-cell>
          <table:table-cell table:style-name="Table2.D2" office:value-type="string">
            <text:p text:style-name="P12"><text:span text:style-name="T5">3.574849180676073e-15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7</text:span></text:p>
          </table:table-cell>
          <table:table-cell table:style-name="Table2.A2" office:value-type="string">
            <text:p text:style-name="P12"><text:span text:style-name="T5">1.8731216693081323e-10</text:span></text:p>
          </table:table-cell>
          <table:table-cell table:style-name="Table2.D2" office:value-type="string">
            <text:p text:style-name="P12"><text:span text:style-name="T5">3.357855835409035e-10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2"><text:span text:style-name="T5">1.0*</text:span><text:span text:style-name="T9">10</text:span><text:span text:style-name="T8">12</text:span></text:p>
          </table:table-cell>
          <table:table-cell table:style-name="Table2.A2" office:value-type="string">
            <text:p text:style-name="P12"><text:span text:style-name="T5">5.825266692272276e-6</text:span></text:p>
          </table:table-cell>
          <table:table-cell table:style-name="Table2.D2" office:value-type="string">
            <text:p text:style-name="P12"><text:span text:style-name="T5">9.536784545926307e-7</text:span></text:p>
          </table:table-cell>
        </table:table-row>
        <table:table-row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2"><text:span text:style-name="T5">1.0*</text:span><text:span text:style-name="T6">10</text:span><text:span text:style-name="T8">16</text:span></text:p>
          </table:table-cell>
          <table:table-cell table:style-name="Table2.A2" office:value-type="string">
            <text:p text:style-name="P12"><text:span text:style-name="T5">0.5432749416413706</text:span></text:p>
          </table:table-cell>
          <table:table-cell table:style-name="Table2.D2" office:value-type="string">
            <text:p text:style-name="P12"><text:span text:style-name="T5">0.49925874832651673</text:span></text:p>
          </table:table-cell>
        </table:table-row>
      </table:table>
      <text:p text:style-name="P5"><text:span text:style-name="T3"/></text:p>
      <text:h text:style-name="P11" text:outline-level="3">3.4 Wnioski:</text:h>
      <text:p text:style-name="P6">Macierz Hilberta jest przykładem macierzy źle uwarukowanej. Wraz ze wzrostem stopnia rośnie wskażnikj uwarunkowania co przekłada się na błędy względne w obliczeniach. Dla macierzy losowej sami podawaliśmy wskaźnik uwarunkowania, co w tym przypadku również przekłada się na wyniki. <text:soft-page-break/>Dla wskaźnika uwarunkowania równego 1 błąd względny jest bardzo mały lub wynosi 0.0. Wraz ze wzrostem wskaźnika uwarunkowania błąd rośni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5bc2" officeooo:paragraph-rsid="00115b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23:25:09.320276719</meta:creation-date>
    <dc:date>2017-11-12T12:15:12.439619757</dc:date>
    <meta:editing-duration>PT38M49S</meta:editing-duration>
    <meta:editing-cycles>3</meta:editing-cycles>
    <meta:generator>LibreOffice/5.3.7.2.0$Linux_X86_64 LibreOffice_project/30m0$Build-2</meta:generator>
    <meta:document-statistic meta:table-count="2" meta:image-count="0" meta:object-count="3" meta:page-count="3" meta:paragraph-count="149" meta:word-count="305" meta:character-count="2526" meta:non-whitespace-character-count="2341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/content.xml><?xml version="1.0" encoding="utf-8"?>
<math xmlns="http://www.w3.org/1998/Math/MathML" display="block">
  <semantics>
    <mrow>
      <mi>b</mi>
      <mo stretchy="false">=</mo>
      <mi mathvariant="italic">Ax</mi>
    </mrow>
    <annotation encoding="StarMath 5.0">b = Ax</annotation>
  </semantics>
</math>
</file>

<file path=Object 3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n>1</mn>
              <mn>...</mn>
              <mn>1</mn>
            </mrow>
          </mrow>
          <mo fence="true" stretchy="false">)</mo>
        </mrow>
        <mi>T</mi>
      </msup>
    </mrow>
    <annotation encoding="StarMath 5.0">x = ( 1 ... 1 )^T</annotation>
  </semantics>
</math>
</file>